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887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887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887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887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887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887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887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887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887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887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887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887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887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887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887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887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887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liannys Carolina Aguilarte Brice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5518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éstor Jose Piñero Liccie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75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4.0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9" meta:non-whitespace-character-count="1011"/>
    <meta:template xlink:type="simple" xlink:actuate="onRequest" xlink:title="Normal" xlink:href=""/>
  </office:meta>
</office:document-meta>
</file>